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master-page-name="">
      <loext:graphic-properties draw:fill="none"/>
      <style:paragraph-properties fo:margin-left="-0.4366in" fo:margin-right="0in" fo:text-align="center" style:justify-single-word="false" fo:text-indent="0in" style:auto-text-indent="false" style:page-number="auto" fo:background-color="transparent"/>
      <style:text-properties fo:font-size="14pt" style:text-underline-style="solid" style:text-underline-width="auto" style:text-underline-color="font-color" officeooo:rsid="00165628" officeooo:paragraph-rsid="00165628" style:font-size-asian="12.25pt" style:font-size-complex="14pt"/>
    </style:style>
    <style:style style:name="P2"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font-size="12pt" style:text-underline-style="solid" style:text-underline-width="auto" style:text-underline-color="font-color" officeooo:rsid="00165628" officeooo:paragraph-rsid="00165628" style:font-size-asian="10.5pt" style:font-size-complex="12pt"/>
    </style:style>
    <style:style style:name="P3"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officeooo:paragraph-rsid="00165628"/>
    </style:style>
    <style:style style:name="P4"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officeooo:paragraph-rsid="001c5216"/>
    </style:style>
    <style:style style:name="P5"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officeooo:rsid="0018ebc2" officeooo:paragraph-rsid="0018ebc2"/>
    </style:style>
    <style:style style:name="P6"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officeooo:rsid="0018f364" officeooo:paragraph-rsid="0018f364"/>
    </style:style>
    <style:style style:name="P7"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color="#3333ff" officeooo:rsid="0019b083" officeooo:paragraph-rsid="0019b083"/>
    </style:style>
    <style:style style:name="P8"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color="#000000" officeooo:rsid="0019b083" officeooo:paragraph-rsid="0019b083"/>
    </style:style>
    <style:style style:name="P9" style:family="paragraph" style:parent-style-name="Standard" style:master-page-name="">
      <loext:graphic-properties draw:fill="none"/>
      <style:paragraph-properties fo:margin-left="-0.4366in" fo:margin-right="-0.5in" fo:text-align="start" style:justify-single-word="false" fo:text-indent="0in" style:auto-text-indent="false" style:page-number="auto" fo:background-color="transparent"/>
      <style:text-properties fo:font-size="12pt" style:text-underline-style="none" officeooo:rsid="00165628" officeooo:paragraph-rsid="00165628" style:font-size-asian="10.5pt" style:font-size-complex="12pt"/>
    </style:style>
    <style:style style:name="P10"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font-size="12pt" style:text-underline-style="none" officeooo:rsid="0018ebc2" officeooo:paragraph-rsid="00165628" style:font-size-asian="10.5pt" style:font-size-complex="12pt"/>
    </style:style>
    <style:style style:name="P11"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color="#3333ff" fo:font-size="12pt" style:text-underline-style="none" officeooo:rsid="0018f364" officeooo:paragraph-rsid="0018f364" style:font-size-asian="10.5pt" style:font-size-complex="12pt"/>
    </style:style>
    <style:style style:name="P12"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color="#ff00ff" fo:font-size="12pt" style:text-underline-style="none" officeooo:rsid="0018f364" officeooo:paragraph-rsid="0018f364" style:font-size-asian="10.5pt" style:font-size-complex="12pt"/>
    </style:style>
    <style:style style:name="P13"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color="#ff00ff" fo:font-size="12pt" style:text-underline-style="none" officeooo:rsid="001c5216" officeooo:paragraph-rsid="001c5216" style:font-size-asian="10.5pt" style:font-size-complex="12pt"/>
    </style:style>
    <style:style style:name="P14"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color="#000000" fo:font-size="12pt" style:text-underline-style="none" officeooo:rsid="001b9cf4" officeooo:paragraph-rsid="001b9cf4" style:font-size-asian="10.5pt" style:font-size-complex="12pt"/>
    </style:style>
    <style:style style:name="P15"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fo:color="#000000" fo:font-size="12pt" style:text-underline-style="none" officeooo:rsid="001c5216" officeooo:paragraph-rsid="001c5216" style:font-size-asian="10.5pt" style:font-size-complex="12pt"/>
    </style:style>
    <style:style style:name="P16"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officeooo:rsid="001c9d36" officeooo:paragraph-rsid="001c9d36"/>
    </style:style>
    <style:style style:name="P17"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underline-style="solid" style:text-underline-width="auto" style:text-underline-color="font-color" officeooo:rsid="001ca715" officeooo:paragraph-rsid="001ca715"/>
    </style:style>
    <style:style style:name="P18"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underline-style="solid" style:text-underline-width="auto" style:text-underline-color="font-color" officeooo:rsid="001db473" officeooo:paragraph-rsid="001db473"/>
    </style:style>
    <style:style style:name="P19"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underline-style="solid" style:text-underline-width="auto" style:text-underline-color="font-color" officeooo:rsid="001ea8ac" officeooo:paragraph-rsid="001ea8ac"/>
    </style:style>
    <style:style style:name="P20"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underline-style="solid" style:text-underline-width="auto" style:text-underline-color="font-color" officeooo:rsid="0021c79b" officeooo:paragraph-rsid="0021c79b"/>
    </style:style>
    <style:style style:name="P21"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style:text-underline-style="solid" style:text-underline-width="auto" style:text-underline-color="font-color" officeooo:rsid="0021c79b" officeooo:paragraph-rsid="0022cacf"/>
    </style:style>
    <style:style style:name="P22"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officeooo:paragraph-rsid="001db473"/>
    </style:style>
    <style:style style:name="P23" style:family="paragraph" style:parent-style-name="Standard">
      <loext:graphic-properties draw:fill="none"/>
      <style:paragraph-properties fo:margin-left="-0.4366in" fo:margin-right="0in" fo:text-align="start" style:justify-single-word="false" fo:text-indent="0in" style:auto-text-indent="false" fo:background-color="transparent"/>
      <style:text-properties officeooo:rsid="0022cacf" officeooo:paragraph-rsid="0022cacf"/>
    </style:style>
    <style:style style:name="P24" style:family="paragraph" style:parent-style-name="Text_20_body">
      <loext:graphic-properties draw:fill="none"/>
      <style:paragraph-properties fo:margin-left="-0.4366in" fo:margin-right="0in" fo:text-align="start" style:justify-single-word="false" fo:text-indent="0in" style:auto-text-indent="false" fo:background-color="transparent"/>
      <style:text-properties fo:font-size="12pt" style:text-underline-style="none" officeooo:rsid="0018ebc2" officeooo:paragraph-rsid="00165628" style:font-size-asian="10.5pt" style:font-size-complex="12pt"/>
    </style:style>
    <style:style style:name="P25" style:family="paragraph" style:parent-style-name="Text_20_body" style:list-style-name="L1"/>
    <style:style style:name="P26" style:family="paragraph" style:parent-style-name="Text_20_body" style:list-style-name="L1">
      <style:paragraph-properties fo:margin-top="0in" fo:margin-bottom="0in" loext:contextual-spacing="false"/>
    </style:style>
    <style:style style:name="T1" style:family="text">
      <style:text-properties style:text-underline-style="none"/>
    </style:style>
    <style:style style:name="T2" style:family="text">
      <style:text-properties fo:font-size="12pt" style:text-underline-style="solid" style:text-underline-width="auto" style:text-underline-color="font-color" officeooo:rsid="00165628" style:font-size-asian="10.5pt" style:font-size-complex="12pt"/>
    </style:style>
    <style:style style:name="T3" style:family="text">
      <style:text-properties fo:font-size="12pt" style:text-underline-style="solid" style:text-underline-width="auto" style:text-underline-color="font-color" officeooo:rsid="0018f364" style:font-size-asian="10.5pt" style:font-size-complex="12pt"/>
    </style:style>
    <style:style style:name="T4" style:family="text">
      <style:text-properties fo:font-size="12pt" style:text-underline-style="none" style:font-size-asian="10.5pt" style:font-size-complex="12pt"/>
    </style:style>
    <style:style style:name="T5" style:family="text">
      <style:text-properties fo:font-size="12pt" style:text-underline-style="none" officeooo:rsid="00165628" style:font-size-asian="10.5pt" style:font-size-complex="12pt"/>
    </style:style>
    <style:style style:name="T6" style:family="text">
      <style:text-properties fo:font-size="12pt" style:text-underline-style="none" officeooo:rsid="0017dcce" style:font-size-asian="10.5pt" style:font-size-complex="12pt"/>
    </style:style>
    <style:style style:name="T7" style:family="text">
      <style:text-properties fo:font-size="12pt" style:text-underline-style="none" officeooo:rsid="0018ebc2" style:font-size-asian="10.5pt" style:font-size-complex="12pt"/>
    </style:style>
    <style:style style:name="T8" style:family="text">
      <style:text-properties fo:font-size="12pt" style:text-underline-style="none" officeooo:rsid="0019b083" style:font-size-asian="10.5pt" style:font-size-complex="12pt"/>
    </style:style>
    <style:style style:name="T9" style:family="text">
      <style:text-properties fo:font-size="12pt" style:text-underline-style="none" officeooo:rsid="001b9cf4" style:font-size-asian="10.5pt" style:font-size-complex="12pt"/>
    </style:style>
    <style:style style:name="T10" style:family="text">
      <style:text-properties fo:font-size="12pt" style:text-underline-style="none" officeooo:rsid="001c5216" style:font-size-asian="10.5pt" style:font-size-complex="12pt"/>
    </style:style>
    <style:style style:name="T11" style:family="text">
      <style:text-properties fo:color="#000000" fo:font-size="12pt" style:text-underline-style="none" style:font-size-asian="10.5pt" style:font-size-complex="12pt"/>
    </style:style>
    <style:style style:name="T12" style:family="text">
      <style:text-properties fo:color="#000000" fo:font-size="12pt" style:text-underline-style="none" officeooo:rsid="001c5216" style:font-size-asian="10.5pt" style:font-size-complex="12pt"/>
    </style:style>
    <style:style style:name="T13" style:family="text">
      <style:text-properties fo:color="#000000" fo:font-size="12pt" style:text-underline-style="none" officeooo:rsid="001db473" style:font-size-asian="10.5pt" style:font-size-complex="12pt"/>
    </style:style>
    <style:style style:name="T14" style:family="text">
      <style:text-properties fo:color="#000000" fo:font-size="12pt" style:text-underline-style="none" officeooo:rsid="0022cacf" style:font-size-asian="10.5pt" style:font-size-complex="12pt"/>
    </style:style>
    <style:style style:name="T15" style:family="text">
      <style:text-properties fo:color="#000000" fo:font-size="12pt" style:font-size-asian="10.5pt" style:font-size-complex="12pt"/>
    </style:style>
    <style:style style:name="T16" style:family="text">
      <style:text-properties fo:color="#000000" fo:font-size="12pt" style:text-underline-style="solid" style:text-underline-width="auto" style:text-underline-color="font-color" officeooo:rsid="001db473" style:font-size-asian="10.5pt" style:font-size-complex="12pt"/>
    </style:style>
    <style:style style:name="T17" style:family="text">
      <style:text-properties officeooo:rsid="00235c4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yle-Color</text:p>
      <text:p text:style-name="P2">Primary Color :<text:span text:style-name="T1"> <text:s text:c="4"/>Primary color refers to the color that is frequently used through the application.</text:span></text:p>
      <text:p text:style-name="P9"/>
      <text:p text:style-name="P3"><text:span text:style-name="T2">Secondary Color:</text:span><text:span text:style-name="T5"> <text:s/>Refers to the color which is used to emphasize any part of the UI. </text:span><text:span text:style-name="T6">Light or dark variation of primary color could be used to emphasize key part of UI, in absense of secondary color. But if secondary color is choosed then it should not be </text:span><text:span text:style-name="T7">variation of <text:s/>primary color.</text:span></text:p>
      <text:p text:style-name="P10"/>
      <text:p text:style-name="P24">Secondary colors are best used for:</text:p>
      <text:list xml:id="list5345830447965588880" text:style-name="L1">
        <text:list-item>
          <text:p text:style-name="P26">Buttons, floating action buttons, and button text</text:p>
        </text:list-item>
        <text:list-item>
          <text:p text:style-name="P26">Text fields, cursors, and text selection</text:p>
        </text:list-item>
        <text:list-item>
          <text:p text:style-name="P26">Progress bars</text:p>
        </text:list-item>
        <text:list-item>
          <text:p text:style-name="P26">Selection controls, buttons, and sliders </text:p>
        </text:list-item>
        <text:list-item>
          <text:p text:style-name="P26">Links</text:p>
        </text:list-item>
        <text:list-item>
          <text:p text:style-name="P25">Headlines </text:p>
        </text:list-item>
      </text:list>
      <text:p text:style-name="P5"><text:span text:style-name="T3">Summary:</text:span><text:span text:style-name="T4"> </text:span></text:p>
      <text:p text:style-name="P11">1. Primary color should be <text:s/>used to to emphasize large UI area.</text:p>
      <text:p text:style-name="P12">2. Secondary color/variation of primary color should be used to emphasize smaller area.</text:p>
      <text:p text:style-name="P13">3.Secondary color/variation of primary color should be used <text:s/>for text selection.</text:p>
      <text:p text:style-name="P6"><text:span text:style-name="T10">4</text:span><text:span text:style-name="T4">. </text:span><text:span text:style-name="T8">UI elements that appear rarely like alert dialog should not use primary color.</text:span></text:p>
      <text:p text:style-name="P7"><text:span text:style-name="T10">5</text:span><text:span text:style-name="T4">. Checkboxes or buttons may use primary color.</text:span></text:p>
      <text:p text:style-name="P8"><text:span text:style-name="T10">6</text:span><text:span text:style-name="T4">. Secondary/</text:span><text:span text:style-name="T9">primary</text:span><text:span text:style-name="T4"> color should be used to highlight certain </text:span><text:span text:style-name="T9">shorter </text:span><text:span text:style-name="T4">text such as link , </text:span><text:span text:style-name="T9">headlines</text:span><text:span text:style-name="T4">.</text:span></text:p>
      <text:p text:style-name="P14"><text:s text:c="4"/>Note: Contrast / difference with background color should be maintained. To do that lighter or darker <text:s text:c="16"/>shade of secondary color could be used. </text:p>
      <text:p text:style-name="P14"/>
      <text:p text:style-name="P14">In android @color/colorAccent is considered as secodary color.</text:p>
      <text:p text:style-name="P14"/>
      <text:p text:style-name="P4"><text:span text:style-name="T12">7. Monochromatic color(</text:span><text:span text:style-name="T4">একরঙা</text:span><text:span text:style-name="T12">) could be used on a imagery <text:s/>or other elements to have accent/emphasize.</text:span></text:p>
      <text:p text:style-name="P15"/>
      <text:p text:style-name="P16"><text:span text:style-name="T12">I</text:span><text:span text:style-name="T11">n General Color may be used to signify special meaning, importance, state, prominance.</text:span></text:p>
      <text:p text:style-name="P16"><text:span text:style-name="T11"/></text:p>
      <text:p text:style-name="P17"><text:span text:style-name="T15">Color in state change:</text:span><text:span text:style-name="T11"> Color can indicate state change of any UI component. But the color difference between changed state and state before changed should </text:span><text:span text:style-name="T13">be bold. Best way to indicate the change of state is to use icon or motion.</text:span></text:p>
      <text:p text:style-name="P17"><text:span text:style-name="T13"/></text:p>
      <text:p text:style-name="P22"><text:span text:style-name="T16">Contrast:</text:span><text:span text:style-name="T13"> Primary and secondary color should have sufficient color contrast( </text:span><text:a xlink:type="simple" xlink:href="http://www.shabdkosh.com/bn/translate/বৈষম্যপ্রদর্শন/বৈষম্যপ্রদর্শন-meaning-in-Bengali-English" text:style-name="Internet_20_link" text:visited-style-name="Visited_20_Internet_20_Link"><text:span text:style-name="T11">বৈষম্যপ্রদর্শন</text:span></text:a><text:span text:style-name="T13">).</text:span></text:p>
      <text:p text:style-name="P22"><text:span text:style-name="T13"/></text:p>
      <text:p text:style-name="P18"><text:span text:style-name="T15">Text On Background:</text:span></text:p>
      <text:p text:style-name="P18"><text:span text:style-name="T11"/></text:p>
      <text:p text:style-name="P19"><text:span text:style-name="T11"># Contrast Ratio means the luminance ratio of <text:s/>brightest color and darkest color.</text:span></text:p>
      <text:p text:style-name="P19"><text:span text:style-name="T11"/></text:p>
      <text:p text:style-name="P20"><text:span text:style-name="T11">If background is light :-</text:span></text:p>
      <text:p text:style-name="P20"><text:span text:style-name="T11"><text:tab/></text:span></text:p>
      <text:p text:style-name="P20"><text:span text:style-name="T11"><text:tab/>a) Text Color should be dark.</text:span></text:p>
      <text:p text:style-name="P20"><text:span text:style-name="T11"><text:tab/>b) Most important text should have an opacity of 87%</text:span></text:p>
      <text:p text:style-name="P20"><text:span text:style-name="T11"><text:tab/>c) Secondary text should have an opacity of 54%</text:span></text:p>
      <text:p text:style-name="P20"><text:span text:style-name="T11"><text:tab/>d) Hint text should have an opacity of 34%</text:span></text:p>
      <text:p text:style-name="P20"><text:span text:style-name="T11"/></text:p>
      <text:p text:style-name="P20"><text:span text:style-name="T11"/></text:p>
      <text:p text:style-name="P20"><text:span text:style-name="T11"/></text:p>
      <text:p text:style-name="P21"><text:soft-page-break/><text:span text:style-name="T11">if background is dark and </text:span><text:span text:style-name="T14">t</text:span><text:span text:style-name="T11">ext color is white</text:span></text:p>
      <text:p text:style-name="P20"><text:span text:style-name="T11"/></text:p>
      <text:p text:style-name="P20"><text:span text:style-name="T11"><text:s text:c="12"/>a) Most important text should have an opacity of 100%</text:span></text:p>
      <text:p text:style-name="P20"><text:span text:style-name="T11"><text:tab/>b) Secondary text should have an opacity of 70%</text:span></text:p>
      <text:p text:style-name="P20"><text:span text:style-name="T11"><text:tab/>c) Hint text should have an opacity of 50%</text:span></text:p>
      <text:p text:style-name="P23"/>
      <text:p text:style-name="P23">if text is colorful :-</text:p>
      <text:p text:style-name="P23"><text:tab/>---------Color tool is recommended to use for determining accessability <text:span text:style-name="T17">standard of different text <text:tab/><text:tab/>color against different backgrou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4T12:39:48.128977948</meta:creation-date>
    <dc:date>2017-08-08T14:10:43.463464136</dc:date>
    <meta:editing-duration>PT40M30S</meta:editing-duration>
    <meta:editing-cycles>2</meta:editing-cycles>
    <meta:generator>LibreOffice/5.1.6.2$Linux_X86_64 LibreOffice_project/10m0$Build-2</meta:generator>
    <meta:document-statistic meta:table-count="0" meta:image-count="0" meta:object-count="0" meta:page-count="2" meta:paragraph-count="37" meta:word-count="404" meta:character-count="2449" meta:non-whitespace-character-count="2032"/>
  </office:meta>
</office:document-meta>
</file>